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P13" style:parent-style-name="Normal" style:list-style-name="LFO2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3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3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3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3" style:family="paragraph"/>
    <style:style style:name="P23" style:parent-style-name="Normal" style:list-style-name="LFO3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P27" style:parent-style-name="Normal" style:list-style-name="LFO4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5" style:family="paragraph"/>
    <style:style style:name="P32" style:parent-style-name="Normal" style:list-style-name="LFO5" style:family="paragraph"/>
    <style:style style:name="P33" style:parent-style-name="Normal" style:list-style-name="LFO5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Hands-on 4: Difference between JPA, Hibernate, and Spring Data JPA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2">Java Persistence API (JPA)</text:p>
      <text:list text:style-name="LFO1" text:continue-numbering="true">
        <text:list-item>
          <text:p text:style-name="P3">A specification (JSR 338) for ORM (Object-Relational Mapping) in Java.</text:p>
        </text:list-item>
        <text:list-item>
          <text:p text:style-name="P4">Standard API for reading, storing, updating, and deleting data from databases using Java objects.</text:p>
        </text:list-item>
        <text:list-item>
          <text:p text:style-name="P5">It<text:s/><text:span text:style-name="T6">does not provide implementation</text:span><text:s/>— it's just an interface (like JDBC).</text:p>
        </text:list-item>
        <text:list-item>
          <text:p text:style-name="P7"><text:span text:style-name="T8">Hibernate is one of the most popular implementations</text:span><text:s/>of JPA.</text:p>
        </text:list-item>
      </text:list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9">Hibernate</text:p>
      <text:list text:style-name="LFO2" text:continue-numbering="true">
        <text:list-item>
          <text:p text:style-name="P10">A<text:s/><text:span text:style-name="T11">concrete ORM tool</text:span><text:s/>that implements the JPA specification.</text:p>
        </text:list-item>
        <text:list-item>
          <text:p text:style-name="P12">Allows direct interaction with the database using Session objects.</text:p>
        </text:list-item>
        <text:list-item>
          <text:p text:style-name="P13">Requires<text:s/><text:span text:style-name="T14">manual management of sessions and transactions</text:span>.</text:p>
        </text:list-item>
      </text:list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15">Spring Data JPA</text:p>
      <text:list text:style-name="LFO3" text:continue-numbering="true">
        <text:list-item>
          <text:p text:style-name="P16">Built on top of JPA and integrates seamlessly with the<text:s/><text:span text:style-name="T17">Spring Framework</text:span>.</text:p>
        </text:list-item>
        <text:list-item>
          <text:p text:style-name="P18"><text:span text:style-name="T19">Does not implement JPA</text:span>, but works with implementations like Hibernate.</text:p>
        </text:list-item>
        <text:list-item>
          <text:p text:style-name="P20">Reduces<text:s/><text:span text:style-name="T21">boilerplate code</text:span><text:s/>— only interfaces are needed for CRUD operations.</text:p>
        </text:list-item>
        <text:list-item>
          <text:p text:style-name="P22">Manages transactions automatically using @Transactional.</text:p>
        </text:list-item>
        <text:list-item>
          <text:p text:style-name="P23">Supports derived queries, pagination, custom queries, etc.</text:p>
        </text:list-item>
      </text:list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24">Code Comparison</text:p>
      <text:p text:style-name="P25">Hibernate Example</text:p>
      <text:p text:style-name="Normal">java</text:p>
      <text:p text:style-name="Normal">public Integer addEmployee(Employee employee) {</text:p>
      <text:p text:style-name="Normal"><text:s text:c="4"/>Session session = factory.openSession();</text:p>
      <text:p text:style-name="Normal"><text:s text:c="4"/>Transaction tx = null;</text:p>
      <text:p text:style-name="Normal"><text:s text:c="4"/>Integer employeeID = null;</text:p>
      <text:p text:style-name="Normal"/>
      <text:p text:style-name="Normal"><text:s text:c="4"/>try {</text:p>
      <text:p text:style-name="Normal"><text:s text:c="8"/>tx = session.beginTransaction();</text:p>
      <text:p text:style-name="Normal"><text:s text:c="8"/>employeeID = (Integer) session.save(employee);</text:p>
      <text:p text:style-name="Normal"><text:s text:c="8"/>tx.commit();</text:p>
      <text:p text:style-name="Normal"><text:s text:c="4"/>} catch (HibernateException e) {</text:p>
      <text:p text:style-name="Normal"><text:s text:c="8"/>if (tx != null) tx.rollback();</text:p>
      <text:p text:style-name="Normal"><text:s text:c="8"/>e.printStackTrace();</text:p>
      <text:p text:style-name="Normal"><text:s text:c="4"/>} finally {</text:p>
      <text:p text:style-name="Normal"><text:s text:c="8"/>session.close();</text:p>
      <text:p text:style-name="Normal"><text:s text:c="4"/>}</text:p>
      <text:p text:style-name="Normal"><text:s text:c="4"/>return employeeID;</text:p>
      <text:p text:style-name="Normal">}</text:p>
      <text:p text:style-name="Normal">Issues with Hibernate:</text:p>
      <text:list text:style-name="LFO4" text:continue-numbering="true">
        <text:list-item>
          <text:p text:style-name="P26">Manual session and transaction handling.</text:p>
        </text:list-item>
        <text:list-item>
          <text:p text:style-name="P27">More boilerplate and error-prone code.</text:p>
        </text:list-item>
      </text:list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28">Spring Data JPA Example</text:p>
      <text:p text:style-name="Normal"><text:span text:style-name="T29">EmployeeRepository.java</text:span></text:p>
      <text:p text:style-name="Normal">java</text:p>
      <text:p text:style-name="Normal">public interface EmployeeRepository extends JpaRepository&lt;Employee, Integer&gt; {</text:p>
      <text:p text:style-name="Normal">}</text:p>
      <text:p text:style-name="Normal"><text:span text:style-name="T30">EmployeeService.java</text:span></text:p>
      <text:p text:style-name="Normal">java</text:p>
      <text:p text:style-name="Normal">CopyEdit</text:p>
      <text:p text:style-name="Normal">@Service</text:p>
      <text:p text:style-name="Normal">public class EmployeeService {</text:p>
      <text:p text:style-name="Normal"/>
      <text:soft-page-break/>
      <text:p text:style-name="Normal"><text:s text:c="4"/>@Autowired</text:p>
      <text:p text:style-name="Normal"><text:s text:c="4"/>private EmployeeRepository employeeRepository;</text:p>
      <text:p text:style-name="Normal"/>
      <text:p text:style-name="Normal"><text:s text:c="4"/>@Transactional</text:p>
      <text:p text:style-name="Normal"><text:s text:c="4"/>public void addEmployee(Employee employee) {</text:p>
      <text:p text:style-name="Normal"><text:s text:c="8"/>employeeRepository.save(employee);</text:p>
      <text:p text:style-name="Normal"><text:s text:c="4"/>}</text:p>
      <text:p text:style-name="Normal">}</text:p>
      <text:p text:style-name="Normal">Advantages:</text:p>
      <text:list text:style-name="LFO5" text:continue-numbering="true">
        <text:list-item>
          <text:p text:style-name="P31">No session/transaction handling.</text:p>
        </text:list-item>
        <text:list-item>
          <text:p text:style-name="P32">Much cleaner and readable code.</text:p>
        </text:list-item>
        <text:list-item>
          <text:p text:style-name="P33">Reusability and separation of concern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07T12:25:00Z</meta:creation-date>
    <dc:date>2025-07-07T12:25:00Z</dc:date>
    <meta:template xlink:href="Normal.dotm" xlink:type="simple"/>
    <meta:editing-cycles>2</meta:editing-cycles>
    <meta:editing-duration>PT0S</meta:editing-duration>
    <meta:document-statistic meta:page-count="3" meta:paragraph-count="4" meta:word-count="307" meta:character-count="2059" meta:row-count="14" meta:non-whitespace-character-count="1756"/>
  </office:meta>
</office:document-meta>
</file>